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27c" officeooo:paragraph-rsid="001092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ghfhbvjhjfbjbgnjk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53:16.904510430</meta:creation-date>
    <dc:date>2019-03-15T19:53:40.274294619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22" meta:non-whitespace-character-count="22"/>
    <meta:generator>LibreOffice/5.1.6.2$Linux_X86_64 LibreOffice_project/10m0$Build-2</meta:generator>
  </office:meta>
</office:document-meta>
</file>